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7097in" style:rel-column-width="6714*"/>
    </style:style>
    <style:style style:name="Header.B" style:family="table-column">
      <style:table-column-properties style:column-width="0.1729in" style:rel-column-width="1635*"/>
    </style:style>
    <style:style style:name="Header.C" style:family="table-column">
      <style:table-column-properties style:column-width="2.9347in" style:rel-column-width="27764*"/>
    </style:style>
    <style:style style:name="Header.D" style:family="table-column">
      <style:table-column-properties style:column-width="3.1097in" style:rel-column-width="29422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5" style:family="table-row">
      <style:table-row-properties style:min-row-height="0.6653in"/>
    </style:style>
    <style:style style:name="Table5" style:family="table">
      <style:table-properties style:width="6.0292in" fo:margin-left="0.8917in" fo:margin-right="0.0042in" table:align="margins"/>
    </style:style>
    <style:style style:name="Table5.A" style:family="table-column">
      <style:table-column-properties style:column-width="6.0292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0417in" fo:margin-left="0.8792in" fo:margin-right="0.0042in" table:align="margins"/>
    </style:style>
    <style:style style:name="Table3.A" style:family="table-column">
      <style:table-column-properties style:column-width="6.0417in" style:rel-column-width="65535*"/>
    </style:style>
    <style:style style:name="Table3.1" style:family="table-row">
      <style:table-row-properties style:min-row-height="0.061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vertical-align=""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loext:contextual-spacing="false" fo:margin-top="0in" fo:margin-bottom="0in"/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margin-left="0.9689in" fo:margin-right="0.1252in" fo:text-align="justify" style:justify-single-word="false" fo:text-indent="0.7083in" style:auto-text-indent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0.948in" fo:margin-right="0.1252in" fo:text-align="justify" style:justify-single-word="false" fo:text-indent="0.7083in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loext:contextual-spacing="false" fo:margin-left="0.0417in" fo:margin-right="0.0417in" fo:margin-top="0in" fo:margin-bottom="0in" fo:text-align="justify" style:justify-single-word="false" fo:text-indent="0.7398in" style:auto-text-indent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{Kejaksaan}</text:p>
          </table:table-cell>
          <table:table-cell table:style-name="Table1.A1" office:value-type="string">
            <text:p text:style-name="P9">P-19</text:p>
          </table:table-cell>
        </table:table-row>
      </table:table>
      <text:p text:style-name="P12"><text:s text:c="40"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column table:style-name="Header.D"/>
        <table:table-row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14">{dikeluarkan}, {tanggal}</text:p>
          </table:table-cell>
        </table:table-row>
        <table:table-row>
          <table:table-cell table:style-name="Header.A1" office:value-type="string">
            <text:p text:style-name="P4">Nomor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nomor}</text:p>
          </table:table-cell>
          <table:table-cell table:style-name="Header.A1" office:value-type="string">
            <text:p text:style-name="P7">KEPADA <text:s/>YTH.</text:p>
          </table:table-cell>
        </table:table-row>
        <table:table-row>
          <table:table-cell table:style-name="Header.A1" office:value-type="string">
            <text:p text:style-name="P4">Sifat <text:s text:c="6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sifat}</text:p>
          </table:table-cell>
          <table:table-cell table:style-name="Header.A1" office:value-type="string">
            <text:p text:style-name="P4">{kepada}</text:p>
          </table:table-cell>
        </table:table-row>
        <table:table-row>
          <table:table-cell table:style-name="Header.A1" office:value-type="string">
            <text:p text:style-name="P4">Lampiran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lampiran}</text:p>
          </table:table-cell>
          <table:table-cell table:style-name="Header.A1" office:value-type="string">
            <text:p text:style-name="P7">DI-</text:p>
          </table:table-cell>
        </table:table-row>
        <table:table-row table:style-name="Header.5">
          <table:table-cell table:style-name="Header.A1" office:value-type="string">
            <text:p text:style-name="P4">Perihal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Pengembalian Berkas Perkara atas nama <text:s/>{tersangka_lampiran} yang disangka</text:p>
            <text:p text:style-name="P4">Melanggar Pasal {pasal} untuk dilengkapi.</text:p>
          </table:table-cell>
          <table:table-cell table:style-name="Header.A1" office:value-type="string">
            <text:p text:style-name="P4">{di_tempat}</text:p>
          </table:table-cell>
        </table:table-row>
      </table:table>
      <text:p text:style-name="P2"/>
      <text:p text:style-name="P13"><text:tab/><text:tab/><text:tab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<text:span text:style-name="T1">Sehubungan dengan surat kami nomor :</text:span><text:span text:style-name="T2"> </text:span><text:span text:style-name="T3">{nomorP18}</text:span><text:span text:style-name="T1"> </text:span>tanggal <text:span text:style-name="T5">{tanggalP18}</text:span> sesuai dengan pasal 110 (2), (3) dan 138 (2) KUHAP, bersama ini kami kembalikan berkas perkara pidana atas nama tersangka {tersangka} nomor<text:span text:style-name="T4"> </text:span><text:span text:style-name="T5">{nomorpengirimanberkas} </text:span>tanggal <text:span text:style-name="T5">{tanggalpengirimanberkas}</text:span> yang telah kami terima pada tanggal <text:span text:style-name="T5">{tanggalterimapengirimanberkas}</text:span> <text:span text:style-name="T1">untuk saudara lengkapi dalam waktu 14 hari seterimanya berkas perkara ini, dengan petunjuk-petunjuk sebagai berikut :</text:span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{petunjuk}</text:p>
            <text:p text:style-name="P5">dan seterusnya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8">Setelah dilengkapi sesuai dengan petunjuk diatas agar segera disampaikan kepada kami untuk penyelesaian selanjutnya.</text:p>
            <text:p text:style-name="P16"/>
            <text:p text:style-name="P17">Demikian untuk dimaklumi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C1" office:value-type="string">
            <text:p text:style-name="P8">{kepala}</text:p>
            <text:p text:style-name="P8">SELAKU PENUNTUT UMUM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1">{nama_penandatangan}</text:p>
            <text:p text:style-name="P8">{pangkat} NIP. {nip_penandatangan}</text:p>
          </table:table-cell>
        </table:table-row>
      </table:table>
      <text:p text:style-name="P3">Tembusan </text:p>
      <text:p text:style-name="P3">[!-- BEGIN tembusan --] {urutan_tembusan}. {nama_tembusan}</text:p>
      <text:p text:style-name="P3">[!-- END tembusan --]</text:p>
      <text:p text:style-name="P1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10-09T16:30:45.89</dc:date>
    <meta:editing-duration>PT7H3M2S</meta:editing-duration>
    <meta:editing-cycles>108</meta:editing-cycles>
    <meta:generator>OpenOffice/4.1.2$Win32 OpenOffice.org_project/412m3$Build-9782</meta:generator>
    <meta:document-statistic meta:table-count="6" meta:image-count="0" meta:object-count="0" meta:page-count="1" meta:paragraph-count="35" meta:word-count="131" meta:character-count="1109"/>
  </office:meta>
</office:document-meta>
</file>